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Pictures/2000000D00000B7900000C9C19604658.wmf"/>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face style:name="Courier2" svg:font-family="Courier" style:font-family-generic="modern" style:font-pitch="fixed"/>
    <style:font-face style:name="Courier" svg:font-family="Courier" style:font-adornments="Bold" style:font-family-generic="modern" style:font-pitch="fixed"/>
    <style:font-face style:name="Courier1" svg:font-family="Courier" style:font-adornments="Regular"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automatic-styles>
    <style:style style:name="P1" style:family="paragraph" style:parent-style-name="Table_20_Contents">
      <style:paragraph-properties fo:text-align="start" style:justify-single-word="false" fo:padding="0in" fo:border="none" style:shadow="none"/>
    </style:style>
    <style:style style:name="P2" style:family="paragraph" style:parent-style-name="Table_20_Contents">
      <style:paragraph-properties fo:text-align="center" style:justify-single-word="false" fo:padding="0in" fo:border="none" style:shadow="none"/>
    </style:style>
    <style:style style:name="P3" style:family="paragraph" style:parent-style-name="Footer">
      <style:paragraph-properties fo:text-align="start" style:justify-single-word="false"/>
    </style:style>
    <style:style style:name="P4" style:family="paragraph" style:parent-style-name="Text_20_body">
      <style:paragraph-properties fo:margin-left="0.9846in" fo:margin-right="0in" fo:text-indent="0in" style:auto-text-indent="false"/>
    </style:style>
    <style:style style:name="P5" style:family="paragraph" style:parent-style-name="Text_20_body">
      <style:paragraph-properties fo:margin-left="0.9846in" fo:margin-right="0in" fo:text-indent="0in" style:auto-text-indent="false"/>
      <style:text-properties style:font-name="Courier2"/>
    </style:style>
    <style:style style:name="P6" style:family="paragraph" style:parent-style-name="Text_20_body">
      <style:paragraph-properties fo:margin-left="0.9846in" fo:margin-right="0in" fo:text-indent="0in" style:auto-text-indent="false"/>
      <style:text-properties style:font-name="Courier2" fo:font-style="normal" style:font-style-asian="normal" style:font-style-complex="normal"/>
    </style:style>
    <style:style style:name="P7" style:family="paragraph" style:parent-style-name="Text_20_body">
      <style:paragraph-properties fo:margin-left="0.9846in" fo:margin-right="0in" fo:text-indent="0in" style:auto-text-indent="false"/>
      <style:text-properties fo:font-style="italic" style:font-style-asian="italic" style:font-style-complex="italic"/>
    </style:style>
    <style:style style:name="P8" style:family="paragraph" style:parent-style-name="Text_20_body">
      <style:paragraph-properties fo:margin-left="0.9846in" fo:margin-right="0in" fo:text-indent="0in" style:auto-text-indent="false"/>
      <style:text-properties fo:font-style="italic" style:text-underline-style="none" style:font-style-asian="italic" style:font-style-complex="italic"/>
    </style:style>
    <style:style style:name="P9" style:family="paragraph" style:parent-style-name="Text_20_body">
      <style:paragraph-properties fo:margin-left="0.9846in" fo:margin-right="0in" fo:text-indent="0in" style:auto-text-indent="false"/>
      <style:text-properties style:font-name="Nimbus Roman No9 L" fo:font-style="italic" style:font-style-asian="italic" style:font-style-complex="italic"/>
    </style:style>
    <style:style style:name="P10" style:family="paragraph" style:parent-style-name="Text_20_body">
      <style:text-properties style:font-name="Courier2"/>
    </style:style>
    <style:style style:name="P11" style:family="paragraph" style:parent-style-name="Text_20_body">
      <style:text-properties style:font-name="Courier2" fo:font-size="8pt" style:font-size-asian="8pt" style:font-size-complex="8pt"/>
    </style:style>
    <style:style style:name="P12" style:family="paragraph" style:parent-style-name="Text_20_body">
      <style:text-properties style:font-name="Courier2" fo:font-size="8pt" fo:font-weight="normal" style:font-size-asian="8pt" style:font-weight-asian="normal" style:font-size-complex="8pt" style:font-weight-complex="normal"/>
    </style:style>
    <style:style style:name="P13" style:family="paragraph" style:parent-style-name="Text_20_body">
      <style:text-properties style:font-name="Courier2" fo:font-size="12pt" style:font-size-asian="12pt" style:font-size-complex="12pt"/>
    </style:style>
    <style:style style:name="P14" style:family="paragraph" style:parent-style-name="Text_20_body">
      <style:text-properties style:font-name="Courier2" fo:font-size="12pt" fo:font-weight="normal" style:font-size-asian="12pt" style:font-weight-asian="normal" style:font-size-complex="12pt" style:font-weight-complex="normal"/>
    </style:style>
    <style:style style:name="P15" style:family="paragraph" style:parent-style-name="Text_20_body">
      <style:text-properties style:font-name="Courier2" fo:font-size="10pt" fo:font-weight="normal" style:font-size-asian="10pt" style:font-weight-asian="normal" style:font-size-complex="10pt" style:font-weight-complex="normal"/>
    </style:style>
    <style:style style:name="P16" style:family="paragraph" style:parent-style-name="Text_20_body">
      <style:text-properties style:font-name="Courier2" fo:font-size="10pt" fo:font-weight="bold" style:font-size-asian="10pt" style:font-weight-asian="bold" style:font-size-complex="10pt" style:font-weight-complex="bold"/>
    </style:style>
    <style:style style:name="P17" style:family="paragraph" style:parent-style-name="Text_20_body">
      <style:text-properties style:font-name="Nimbus Roman No9 L" fo:font-size="12pt" style:font-size-asian="12pt" style:font-size-complex="12pt"/>
    </style:style>
    <style:style style:name="P18" style:family="paragraph" style:parent-style-name="Text_20_body">
      <style:text-properties style:font-name="Nimbus Roman No9 L" fo:font-size="12pt" fo:font-weight="normal" style:font-size-asian="12pt" style:font-weight-asian="normal" style:font-size-complex="12pt" style:font-weight-complex="normal"/>
    </style:style>
    <style:style style:name="P19" style:family="paragraph" style:parent-style-name="Text_20_body">
      <style:text-properties style:font-name="Nimbus Roman No9 L" fo:font-size="12pt" fo:font-style="normal" fo:font-weight="normal" style:font-size-asian="12pt" style:font-style-asian="normal" style:font-weight-asian="normal" style:font-size-complex="12pt" style:font-style-complex="normal" style:font-weight-complex="normal"/>
    </style:style>
    <style:style style:name="P20" style:family="paragraph" style:parent-style-name="Text_20_body">
      <style:text-properties style:font-name="Nimbus Roman No9 L" fo:font-size="8pt" style:font-size-asian="8pt" style:font-size-complex="8pt"/>
    </style:style>
    <style:style style:name="P21" style:family="paragraph" style:parent-style-name="Text_20_body">
      <style:text-properties fo:font-style="italic" style:font-style-asian="italic" style:font-style-complex="italic"/>
    </style:style>
    <style:style style:name="P22" style:family="paragraph" style:parent-style-name="Text_20_body" style:list-style-name="L1"/>
    <style:style style:name="P23" style:family="paragraph" style:parent-style-name="Text_20_body" style:list-style-name="L1">
      <style:text-properties style:font-name="Courier2"/>
    </style:style>
    <style:style style:name="P24" style:family="paragraph" style:parent-style-name="Text_20_body" style:list-style-name="L1">
      <style:text-properties style:font-name="Courier2" fo:font-weight="normal" style:font-weight-asian="normal" style:font-weight-complex="normal"/>
    </style:style>
    <style:style style:name="P25" style:family="paragraph" style:parent-style-name="Text_20_body" style:list-style-name="L1">
      <style:text-properties style:font-name="Nimbus Roman No9 L" fo:font-style="italic" fo:font-weight="normal" style:font-style-asian="italic" style:font-weight-asian="normal" style:font-style-complex="italic" style:font-weight-complex="normal"/>
    </style:style>
    <style:style style:name="P26" style:family="paragraph" style:parent-style-name="Text_20_body" style:list-style-name="L1">
      <style:text-properties style:font-name="Nimbus Roman No9 L" fo:font-size="12pt" fo:font-style="italic" style:text-underline-style="none" fo:font-weight="normal" style:font-size-asian="12pt" style:font-style-asian="italic" style:font-weight-asian="normal" style:font-size-complex="12pt" style:font-style-complex="italic" style:font-weight-complex="normal"/>
    </style:style>
    <style:style style:name="P27" style:family="paragraph" style:parent-style-name="Text_20_body" style:list-style-name="L2">
      <style:text-properties fo:font-weight="normal"/>
    </style:style>
    <style:style style:name="P28" style:family="paragraph" style:parent-style-name="Text_20_body" style:list-style-name="L1">
      <style:text-properties fo:font-weight="normal"/>
    </style:style>
    <style:style style:name="P29" style:family="paragraph" style:parent-style-name="Text_20_body" style:list-style-name="L1">
      <style:text-properties style:text-underline-style="none"/>
    </style:style>
    <style:style style:name="P30" style:family="paragraph" style:parent-style-name="Text_20_body" style:list-style-name="L4"/>
    <style:style style:name="P31" style:family="paragraph" style:parent-style-name="Text_20_body" style:list-style-name="L3">
      <style:paragraph-properties fo:margin-left="0.9846in" fo:margin-right="0in" fo:text-indent="0in" style:auto-text-indent="false"/>
    </style:style>
    <style:style style:name="P32" style:family="paragraph" style:parent-style-name="Heading_20_1" style:master-page-name="Right_20_Page">
      <style:paragraph-properties style:page-number="auto"/>
    </style:style>
    <style:style style:name="T1" style:family="text">
      <style:text-properties fo:font-weight="bold" style:font-weight-asian="bold" style:font-weight-complex="bold"/>
    </style:style>
    <style:style style:name="T2" style:family="text">
      <style:text-properties style:font-name="Courier2"/>
    </style:style>
    <style:style style:name="T3" style:family="text">
      <style:text-properties style:font-name="Courier2" fo:font-weight="normal" style:font-weight-asian="normal" style:font-weight-complex="normal"/>
    </style:style>
    <style:style style:name="T4" style:family="text">
      <style:text-properties style:font-name="Courier2" fo:font-size="8pt" style:font-size-asian="8pt" style:font-size-complex="8pt"/>
    </style:style>
    <style:style style:name="T5" style:family="text">
      <style:text-properties style:font-name="Courier2" fo:font-size="8pt" fo:font-style="normal" style:font-size-asian="8pt" style:font-style-asian="normal" style:font-weight-asian="normal" style:font-size-complex="8pt" style:font-style-complex="normal" style:font-weight-complex="normal"/>
    </style:style>
    <style:style style:name="T6" style:family="text">
      <style:text-properties style:font-name="Courier2" fo:font-size="8pt" fo:font-style="normal" style:text-underline-style="solid" style:text-underline-width="auto" style:text-underline-color="font-color" style:font-size-asian="8pt" style:font-style-asian="normal" style:font-weight-asian="normal" style:font-size-complex="8pt" style:font-style-complex="normal" style:font-weight-complex="normal"/>
    </style:style>
    <style:style style:name="T7" style:family="text">
      <style:text-properties style:font-name="Courier2" fo:font-size="8pt" fo:font-style="normal"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T8" style:family="text">
      <style:text-properties style:font-name="Courier2" fo:font-size="8pt" fo:font-style="normal" fo:font-weight="normal" style:font-size-asian="8pt" style:font-style-asian="normal" style:font-weight-asian="normal" style:font-size-complex="8pt" style:font-style-complex="normal" style:font-weight-complex="normal"/>
    </style:style>
    <style:style style:name="T9" style:family="text">
      <style:text-properties style:font-name="Courier2" fo:font-style="italic" style:font-style-asian="italic" style:font-weight-asian="normal" style:font-style-complex="italic" style:font-weight-complex="normal"/>
    </style:style>
    <style:style style:name="T10" style:family="text">
      <style:text-properties style:font-name="Courier2" fo:font-style="normal" style:font-style-asian="normal" style:font-weight-asian="normal" style:font-style-complex="normal" style:font-weight-complex="normal"/>
    </style:style>
    <style:style style:name="T11" style:family="text">
      <style:text-properties style:font-name="Courier2" fo:font-style="normal" style:text-underline-style="solid" style:text-underline-width="auto" style:text-underline-color="font-color" fo:font-weight="normal" style:font-style-asian="normal" style:font-weight-asian="normal" style:font-style-complex="normal" style:font-weight-complex="normal"/>
    </style:style>
    <style:style style:name="T12" style:family="text">
      <style:text-properties style:font-name="Courier2" fo:font-style="normal" fo:font-weight="normal" style:font-style-asian="normal" style:font-weight-asian="normal" style:font-style-complex="normal" style:font-weight-complex="normal"/>
    </style:style>
    <style:style style:name="T13" style:family="text">
      <style:text-properties style:font-name="Courier2" fo:font-style="normal" style:text-underline-style="none" fo:font-weight="normal" style:font-style-asian="normal" style:font-weight-asian="normal" style:font-style-complex="normal" style:font-weight-complex="normal"/>
    </style:style>
    <style:style style:name="T14" style:family="text">
      <style:text-properties style:font-name="Courier2" fo:font-size="10pt" fo:font-style="normal" fo:font-weight="normal" style:font-size-asian="10pt" style:font-style-asian="normal" style:font-weight-asian="normal" style:font-size-complex="10pt" style:font-style-complex="normal" style:font-weight-complex="normal"/>
    </style:style>
    <style:style style:name="T15" style:family="text">
      <style:text-properties style:font-name="Courier2" fo:font-size="12pt" fo:font-style="normal" style:text-underline-style="none" fo:font-weight="normal" style:font-size-asian="12pt" style:font-style-asian="normal" style:font-weight-asian="normal" style:font-size-complex="12pt" style:font-style-complex="normal" style:font-weight-complex="normal"/>
    </style:style>
    <style:style style:name="T16" style:family="text">
      <style:text-properties style:font-name="Courier2" fo:font-size="12pt" fo:font-style="normal" fo:font-weight="normal" style:font-size-asian="12pt" style:font-style-asian="normal" style:font-weight-asian="normal" style:font-size-complex="12pt" style:font-style-complex="normal" style:font-weight-complex="normal"/>
    </style:style>
    <style:style style:name="T17" style:family="text">
      <style:text-properties style:font-name="Courier2"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18" style:family="text">
      <style:text-properties style:font-name="Courier2" fo:font-size="12pt" fo:font-weight="normal" style:font-size-asian="12pt" style:font-weight-asian="normal" style:font-size-complex="12pt" style:font-weight-complex="normal"/>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font-weight="normal" style:font-weight-asian="normal" style:font-weight-complex="normal"/>
    </style:style>
    <style:style style:name="T22" style:family="text">
      <style:text-properties fo:font-size="8pt" style:font-size-asian="8pt" style:font-size-complex="8pt"/>
    </style:style>
    <style:style style:name="T23" style:family="text">
      <style:text-properties style:font-name="Nimbus Roman No9 L" fo:font-style="italic" style:font-style-asian="italic" style:font-style-complex="italic"/>
    </style:style>
    <style:style style:name="T24" style:family="text">
      <style:text-properties style:font-name="Nimbus Roman No9 L" fo:font-style="italic" style:font-style-asian="italic" style:font-weight-asian="normal" style:font-style-complex="italic" style:font-weight-complex="normal"/>
    </style:style>
    <style:style style:name="T25" style:family="text">
      <style:text-properties style:font-name="Nimbus Roman No9 L" fo:font-style="italic" fo:font-weight="bold" style:font-style-asian="italic" style:font-weight-asian="bold" style:font-style-complex="italic" style:font-weight-complex="bold"/>
    </style:style>
    <style:style style:name="T26" style:family="text">
      <style:text-properties style:font-name="Nimbus Roman No9 L" fo:font-style="italic" fo:font-weight="normal" style:font-style-asian="italic" style:font-weight-asian="normal" style:font-style-complex="italic" style:font-weight-complex="normal"/>
    </style:style>
    <style:style style:name="T27" style:family="text">
      <style:text-properties style:font-name="Nimbus Roman No9 L" fo:font-style="italic" style:text-underline-style="solid" style:text-underline-width="auto" style:text-underline-color="font-color" style:font-style-asian="italic" style:font-weight-asian="normal" style:font-style-complex="italic" style:font-weight-complex="normal"/>
    </style:style>
    <style:style style:name="T28" style:family="text">
      <style:text-properties style:font-name="Nimbus Roman No9 L" fo:font-style="italic" style:text-underline-style="none" fo:font-weight="normal" style:font-style-asian="italic" style:font-weight-asian="normal" style:font-style-complex="italic" style:font-weight-complex="normal"/>
    </style:style>
    <style:style style:name="T29" style:family="text">
      <style:text-properties style:font-name="Nimbus Roman No9 L" fo:font-style="italic" style:text-underline-style="none" fo:font-weight="bold" style:font-style-asian="italic" style:font-weight-asian="bold" style:font-style-complex="italic" style:font-weight-complex="bold"/>
    </style:style>
    <style:style style:name="T30" style:family="text">
      <style:text-properties style:font-name="Nimbus Roman No9 L" fo:font-style="normal" fo:font-weight="normal" style:font-style-asian="normal" style:font-weight-asian="normal" style:font-style-complex="normal" style:font-weight-complex="normal"/>
    </style:style>
    <style:style style:name="T31" style:family="text">
      <style:text-properties style:font-name="Nimbus Roman No9 L" fo:font-style="normal" style:text-underline-style="none" fo:font-weight="normal" style:font-style-asian="normal" style:font-weight-asian="normal" style:font-style-complex="normal" style:font-weight-complex="normal"/>
    </style:style>
    <style:style style:name="T32" style:family="text">
      <style:text-properties style:font-name="Nimbus Roman No9 L" fo:font-size="12pt" fo:font-style="italic" style:text-underline-style="none" fo:font-weight="normal" style:font-size-asian="12pt" style:font-style-asian="italic" style:font-weight-asian="normal" style:font-size-complex="12pt" style:font-style-complex="italic" style:font-weight-complex="normal"/>
    </style:style>
    <style:style style:name="T33" style:family="text">
      <style:text-properties style:font-name="Nimbus Roman No9 L" fo:font-size="12pt" fo:font-style="italic" style:text-underline-style="none" fo:font-weight="bold" style:font-size-asian="12pt" style:font-style-asian="italic" style:font-weight-asian="bold" style:font-size-complex="12pt" style:font-style-complex="italic" style:font-weight-complex="bold"/>
    </style:style>
    <style:style style:name="T34" style:family="text">
      <style:text-properties style:font-name="Nimbus Roman No9 L" fo:font-size="12pt" fo:font-style="italic" fo:font-weight="normal" style:font-size-asian="12pt" style:font-style-asian="italic" style:font-weight-asian="normal" style:font-size-complex="12pt" style:font-style-complex="italic" style:font-weight-complex="normal"/>
    </style:style>
    <style:style style:name="T35" style:family="text">
      <style:text-properties style:font-name="Nimbus Roman No9 L" fo:font-size="12pt" fo:font-style="normal" fo:font-weight="normal" style:font-size-asian="12pt" style:font-style-asian="normal" style:font-weight-asian="normal" style:font-size-complex="12pt" style:font-style-complex="normal" style:font-weight-complex="normal"/>
    </style:style>
    <style:style style:name="T36" style:family="text">
      <style:text-properties style:font-name="Nimbus Roman No9 L" fo:font-size="12pt" fo:font-weight="normal" style:font-size-asian="12pt" style:font-weight-asian="normal" style:font-size-complex="12pt" style:font-weight-complex="normal"/>
    </style:style>
    <style:style style:name="T37" style:family="text">
      <style:text-properties style:font-name="Nimbus Roman No9 L" fo:font-size="12pt" style:text-underline-style="solid" style:text-underline-width="auto" style:text-underline-color="font-color" fo:font-weight="normal" style:font-size-asian="12pt" style:font-weight-asian="normal" style:font-size-complex="12pt" style:font-weight-complex="normal"/>
    </style:style>
    <style:style style:name="T38"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39" style:family="text">
      <style:text-properties style:text-underline-style="solid" style:text-underline-width="auto" style:text-underline-color="font-color"/>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text:start-value="0">
        <style:list-level-properties text:space-before="0.25in" text:min-label-width="0.25in"/>
      </text:list-level-style-number>
      <text:list-level-style-number text:level="2" text:style-name="Numbering_20_Symbols" style:num-suffix="." style:num-format="a">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0417in" text:min-label-width="0.25in"/>
        <style:text-properties style:font-name="StarSymbol"/>
      </text:list-level-style-bullet>
      <text:list-level-style-bullet text:level="2" text:style-name="Bullet_20_Symbols" style:num-suffix="." text:bullet-char="○">
        <style:list-level-properties text:space-before="0.5417in" text:min-label-width="0.25in"/>
        <style:text-properties style:font-name="StarSymbol"/>
      </text:list-level-style-bullet>
      <text:list-level-style-bullet text:level="3" text:style-name="Bullet_20_Symbols" style:num-suffix="." text:bullet-char="■">
        <style:list-level-properties text:space-before="1.0417in" text:min-label-width="0.25in"/>
        <style:text-properties style:font-name="StarSymbol"/>
      </text:list-level-style-bullet>
      <text:list-level-style-bullet text:level="4" text:style-name="Bullet_20_Symbols" style:num-suffix="." text:bullet-char="●">
        <style:list-level-properties text:space-before="1.5417in" text:min-label-width="0.25in"/>
        <style:text-properties style:font-name="StarSymbol"/>
      </text:list-level-style-bullet>
      <text:list-level-style-bullet text:level="5" text:style-name="Bullet_20_Symbols" style:num-suffix="." text:bullet-char="○">
        <style:list-level-properties text:space-before="2.0417in" text:min-label-width="0.25in"/>
        <style:text-properties style:font-name="StarSymbol"/>
      </text:list-level-style-bullet>
      <text:list-level-style-bullet text:level="6" text:style-name="Bullet_20_Symbols" style:num-suffix="." text:bullet-char="■">
        <style:list-level-properties text:space-before="2.5417in" text:min-label-width="0.25in"/>
        <style:text-properties style:font-name="StarSymbol"/>
      </text:list-level-style-bullet>
      <text:list-level-style-bullet text:level="7" text:style-name="Bullet_20_Symbols" style:num-suffix="." text:bullet-char="●">
        <style:list-level-properties text:space-before="3.0417in" text:min-label-width="0.25in"/>
        <style:text-properties style:font-name="StarSymbol"/>
      </text:list-level-style-bullet>
      <text:list-level-style-bullet text:level="8" text:style-name="Bullet_20_Symbols" style:num-suffix="." text:bullet-char="○">
        <style:list-level-properties text:space-before="3.5417in" text:min-label-width="0.25in"/>
        <style:text-properties style:font-name="StarSymbol"/>
      </text:list-level-style-bullet>
      <text:list-level-style-bullet text:level="9" text:style-name="Bullet_20_Symbols" style:num-suffix="." text:bullet-char="■">
        <style:list-level-properties text:space-before="4.0417in" text:min-label-width="0.25in"/>
        <style:text-properties style:font-name="StarSymbol"/>
      </text:list-level-style-bullet>
      <text:list-level-style-bullet text:level="10" text:style-name="Bullet_20_Symbols" style:num-suffix="." text:bullet-char="●">
        <style:list-level-properties text:space-before="4.5417in" text:min-label-width="0.25in"/>
        <style:text-properties style:font-name="StarSymbol"/>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 text:outline-level="1"><text:alphabetical-index-mark-start text:id="IMark46912916791360"/>PNFS<text:alphabetical-index-mark-end text:id="IMark46912916791360"/> Maintenance</text:h>
      <text:p text:style-name="Text_20_body">This chapter documents various <text:alphabetical-index-mark-start text:id="IMark46912916791360"/>PNFS<text:alphabetical-index-mark-end text:id="IMark46912916791360"/> related operations that need to be done from time to time.</text:p>
      <text:h text:style-name="Heading_20_2" text:outline-level="2">Adding a new <text:alphabetical-index-mark-start text:id="IMark46912916791360"/>PNFS<text:alphabetical-index-mark-end text:id="IMark46912916791360"/> Database</text:h>
      <text:p text:style-name="Text_20_body">When a new experiment requests access to Enstore they will need to have their own PNFS database assigned. <text:s/>Names for their database and database mount point need to be chosen; it is recommended that the same name be used for both, but this is not a requirement.</text:p>
      <text:p text:style-name="Text_20_body"/>
      <text:p text:style-name="Text_20_body">Key information that will be needed before starting this task:</text:p>
      <text:list xml:id="list749955663" text:style-name="L1">
        <text:list-item>
          <text:p text:style-name="P22">Will this database be a new top level PNFS database area or reside underneath an already existing PNFS database area.</text:p>
        </text:list-item>
        <text:list-item>
          <text:p text:style-name="P22">The name of the PNFS database that will be created.</text:p>
        </text:list-item>
        <text:list-item>
          <text:p text:style-name="P22">The name of the directory that users will see as the top of the new PNFS database. <text:s/>For simplicity, it is recommended that this be the same as #1 above.</text:p>
        </text:list-item>
        <text:list-item>
          <text:p text:style-name="P22">The user id (UID) and group id (GID) of the group of users the new PNFS area will be assigned to.</text:p>
        </text:list-item>
        <text:list-item>
          <text:p text:style-name="P22">The name of the storage group that this database will be associated with. <text:s/>This should match the name in #1 and #2 above, but is not a hard requirement.</text:p>
        </text:list-item>
        <text:list-item>
          <text:p text:style-name="P22">The name of the file family that the files will be written with. <text:s/>For a new top level database this can be set to the same value as the storage group. <text:s/>If not, then there is generally a reason that the owner(s) wants to segregate there data; which likely means this should be set to something unique.</text:p>
        </text:list-item>
      </text:list>
      <text:p text:style-name="Text_20_body"/>
      <text:p text:style-name="Text_20_body">These instructions assume that mdb is located in /opt/pnfs/tools; substitute accordingly for your installation. <text:s/>Lets assume that the database name will be called <text:span text:style-name="T38">edata</text:span>. <text:s/>The following commands are all run on the node running the PNFS server.</text:p>
      <text:list xml:id="list1847166276" text:continue-list="list749955663" text:style-name="L1">
        <text:list-item text:start-value="0">
          <text:p text:style-name="P23"><text:soft-page-break/># source /usr/etc/pnfsSetup</text:p>
        </text:list-item>
        <text:list-item>
          <text:p text:style-name="P22"><text:span text:style-name="T19">For PNFS servers using GDBM only (</text:span><text:span text:style-name="T20">PostgreSQL backed PNFS servers do not do this step</text:span><text:span text:style-name="T19">); stop the PNFS daemons.</text:span><text:line-break/><text:span text:style-name="T2"># $pnfs/tools/pnfs.server sto</text:span><text:span text:style-name="T3">p</text:span></text:p>
        </text:list-item>
        <text:list-item>
          <text:p text:style-name="P24"><text:span text:style-name="T23">Create the new database.</text:span><text:line-break/># $pnfs/tools/mdb create <text:span text:style-name="T39">edata</text:span> $database/<text:span text:style-name="T39">edata</text:span></text:p>
        </text:list-item>
        <text:list-item>
          <text:p text:style-name="P25">Start the new dbserver for the new database.</text:p>
        </text:list-item>
      </text:list>
      <text:list xml:id="list1409403185" text:style-name="L2">
        <text:list-item>
          <text:list>
            <text:list-item>
              <text:p text:style-name="P27"><text:span text:style-name="T24">For </text:span><text:span text:style-name="T25">PostgreSQL</text:span><text:span text:style-name="T24"> backed PNFS databases to start the newly created PNFS dbserver:</text:span><text:span text:style-name="T9"><text:line-break/></text:span><text:span text:style-name="T10"># $pnfs/tools/mdb update</text:span></text:p>
            </text:list-item>
            <text:list-item>
              <text:p text:style-name="P27"><text:span text:style-name="T24">For </text:span><text:span text:style-name="T25">GDBM</text:span><text:span text:style-name="T24"> backed PNFS databases to restart PNFS.<text:line-break/></text:span><text:span text:style-name="T10"># $pnfs/tools/pnfs.server start</text:span></text:p>
            </text:list-item>
          </text:list>
        </text:list-item>
      </text:list>
      <text:list xml:id="list440732917" text:continue-list="list1847166276" text:style-name="L1">
        <text:list-item>
          <text:p text:style-name="P28"><text:span text:style-name="T24">Find the database number for the </text:span><text:span text:style-name="T27">edata</text:span><text:span text:style-name="T24"> database.<text:line-break/></text:span><text:span text:style-name="T10"># $pnfs/tools/mdb show<text:line-break/></text:span><text:span text:style-name="T5"> ID <text:s text:c="2"/>Name <text:s text:c="8"/>Type <text:s text:c="3"/>Status <text:s text:c="6"/>Path <text:line-break/> ---------------------------------------------- <text:line-break/> 0 <text:s text:c="3"/>admin <text:s text:c="8"/>r <text:s text:c="4"/>enabled (r) <text:s text:c="2"/>/srv/pnfs/db/admin<text:line-break/> 1 <text:s text:c="3"/>mist <text:s text:c="9"/>r <text:s text:c="4"/>enabled (r) <text:s text:c="2"/>/srv/pnfs/db/mist<text:line-break/> 3 <text:s text:c="3"/>mist2 <text:s text:c="8"/>r <text:s text:c="4"/>enabled (r) <text:s text:c="2"/>/srv/pnfs/db/mist2<text:line-break/> 4 <text:s text:c="3"/>flake <text:s text:c="8"/>r <text:s text:c="4"/>enabled (r) <text:s text:c="2"/>/srv/pnfs/db/flake<text:line-break/> 5 <text:s text:c="3"/>Migration <text:s text:c="4"/>r <text:s text:c="4"/>enabled (r) <text:s text:c="2"/>/srv/pnfs/db/Migration<text:line-break/> 6 <text:s text:c="3"/></text:span><text:span text:style-name="T6">edata</text:span><text:span text:style-name="T5"> <text:s text:c="8"/>r <text:s text:c="4"/>enabled (r) <text:s text:c="2"/>/srv/pnfs/db/</text:span><text:span text:style-name="T6">edata</text:span></text:p>
        </text:list-item>
        <text:list-item>
          <text:p text:style-name="P26">From the mdb show command, we can see that edata was assigned database number 6. <text:s/>We need to create a starting point to this database. <text:s/>The key command in the example(s) below is the mkdir. <text:s/>The 6 (or 7) in the examples would be the assigned database number mdb assigned. <text:s/>And the edata (or edata2) here refers to the name of the directory users will see. <text:s/>The directory created will not be named '.(#)(name)', but this is how this special information is passed to PNFS using the NFSv2 protocol.</text:p>
        </text:list-item>
      </text:list>
      <text:list xml:id="list1683621974" text:style-name="L3">
        <text:list-item>
          <text:list>
            <text:list-item>
              <text:p text:style-name="P31"><text:span text:style-name="T32">If the database is intended to be a </text:span><text:span text:style-name="T33">top level </text:span><text:span text:style-name="T32">database in PNFS.<text:line-break/></text:span><text:span text:style-name="T15"># cd /pnfs/fs/usr/<text:line-break/># </text:span><text:span text:style-name="T12">mkdir '.(6)(</text:span><text:span text:style-name="T11">edata</text:span><text:span text:style-name="T12">)'<text:line-break/># chmod 777 </text:span><text:span text:style-name="T11">edata</text:span></text:p>
            </text:list-item>
            <text:list-item>
              <text:p text:style-name="P31"><text:soft-page-break/><text:span text:style-name="T31">If the</text:span><text:span text:style-name="T28"> database is destined for use </text:span><text:span text:style-name="T29">underneath an already existing PNFS database</text:span><text:span text:style-name="T28"> area then the cd would have been done to another directory followed by the mkdir and the chmod. <text:s/>The following example shows how this would be done to add an edata2 PNFS database area underneath an already existing edata PNFS database area.<text:line-break/></text:span><text:span text:style-name="T13"># cd /pnfs/fs/usr/edata<text:line-break/># mkdir '.(7)(edata2)<text:line-break/># chmod 777 edata2<text:line-break/></text:span><text:span text:style-name="T28">The rest of this example will go back to explaining how to create the top level edata PNFS database area.</text:span></text:p>
            </text:list-item>
          </text:list>
        </text:list-item>
      </text:list>
      <text:list xml:id="list1944539088" text:continue-list="list440732917" text:style-name="L1">
        <text:list-item>
          <text:p text:style-name="P22"><text:span text:style-name="T26">We need to create the PNFS tags in this directory. <text:s/>The value for the library should match that of a library in the current configuration. <text:s/>In most cases the storage_group should be set to match that of the newly created database name, edata, in this example.</text:span><text:span text:style-name="T26"><text:note text:id="ftn1" text:note-class="footnote"><text:note-citation>1</text:note-citation><text:note-body><text:p text:style-name="Footnote">For PNFS areas to be used for volatile or resilient dCache pool metadata, different tags are used. <text:s/>Consult dCache documentation for instructions.</text:p></text:note-body></text:note></text:span><text:span text:style-name="T30"><text:line-break/></text:span><text:span text:style-name="T12"># cd edata<text:line-break/># enstore pnfs --library LTO4<text:line-break/># enstore pnfs --file-family edata<text:line-break/># enstore pnfs --file-family-wrapper cpio_odc<text:line-break/># enstore pnfs --file-family-width 1<text:line-break/># enstore pnfs --storage_group edata</text:span></text:p>
        </text:list-item>
        <text:list-item>
          <text:p text:style-name="P22"><text:span text:style-name="T26">Set the group to own these tags. <text:s/>Also, set the permission.<text:line-break/>Tags file_family and file_family_width should be owned by the group with permissions 664. <text:s/>The other three should be owned by root with persmissions 644.<text:line-break/></text:span><text:span text:style-name="T12"># enstore pnfs --tagchmod 644 file_family<text:line-break/># enstore pnfs --tagchmod 644 file_family_width<text:line-break/># enstore pnfs --tagchown &lt;owner&gt;.&lt;group&gt; file_family<text:line-break/># enstore pnfs --tagchown &lt;owner&gt;.&lt;group&gt; file_family_width</text:span></text:p>
        </text:list-item>
        <text:list-item>
          <text:p text:style-name="P22"><text:soft-page-break/><text:span text:style-name="T26">They can be checked with:</text:span><text:span text:style-name="T30"><text:line-break/># enstore pnfs --tags<text:line-break/></text:span><text:span text:style-name="T8">.(tag)(library) = LTO4<text:line-break/>.(tag)(storage_group) = edata<text:line-break/>.(tag)(file_family) = edata<text:line-break/>.(tag)(file_family_width) = 1<text:line-break/>.(tag)(file_family_wrapper) = cpio_odc<text:line-break/>-rw-rw-r-- <text:s/>1 root root 4 Oct 31 <text:s/>2001 /pnfs/fs/usr/edata/.(tag)(library)<text:line-break/>-rw-rw-r-- <text:s/>1 root root 3 Oct 31 <text:s/>2001 /pnfs/fs/usr/edata/.(tag)(storage_group)<text:line-break/>-rw-rw-r-- <text:s/>1 edata edata 3 Jan 23 <text:s/>2003 /pnfs/fs/usr/edata/.(tag)(file_family)<text:line-break/>-rw-rw-r-- <text:s/>1 edata edata 1 Mar <text:s/>1 <text:s/>2006 /pnfs/fs/usr/edata/.(tag)(file_family_width)<text:line-break/>-rw-rw-r-- <text:s/>1 root root 4 Oct 31 <text:s/>2001 /pnfs/fs/usr/edata/.(tag)(file_family_wrapper)</text:span></text:p>
        </text:list-item>
      </text:list>
      <text:p text:style-name="P19"/>
      <text:p text:style-name="P19">At this point, if the database is being added as a sub directory underneath an already existing PNFS database area everything is done. <text:s/>If the PNFS database is a new top level PNFS database for a new group using Enstore keep following steps 9 through 13.</text:p>
      <text:p text:style-name="P19"/>
      <text:list xml:id="list208099101" text:continue-numbering="true" text:style-name="L1">
        <text:list-item>
          <text:p text:style-name="P22"><text:span text:style-name="T26">The next step is to enable wormhole access. <text:s/>The conventional value for $shmkey is 1122. <text:s/>The 6 is the database number from the mdb show command.</text:span><text:span text:style-name="T30"><text:line-break/></text:span><text:span text:style-name="T14"># pnfsCID=`cat "/pnfs/fs/admin/etc/.(id)(config)"` <text:line-break/># pnfs/tools/sclient getroot $shmkey 6 $pnfsCID</text:span></text:p>
        </text:list-item>
        <text:list-item>
          <text:p text:style-name="P22"><text:span text:style-name="T34">Next enable the Enstore servers to mount PNFS. <text:s/>Substitute “ensrv1” in the example with the names of the Enstore server nodes. <text:s/>Do the same for any user's nodes that need to mount PNFS. <text:s/>Be sure to verify that the user's nodes have static IP addresses. <text:s/>If they have dynamic address send email stating why this can not be completed.<text:line-break/></text:span><text:span text:style-name="T16"># $pnfs/tools/pmount add ensrv1 /</text:span><text:span text:style-name="T17">edata</text:span></text:p>
        </text:list-item>
        <text:list-item>
          <text:p text:style-name="P22"><text:span text:style-name="T34">Now create the mount directory on each Enstore server. <text:s/>Substitute the correct rgang farmlet for ensrv in the following example.</text:span><text:span text:style-name="T16"><text:line-break/># rgang ensrv 'mkdir /pnfs/</text:span><text:span text:style-name="T17">edata</text:span><text:span text:style-name="T16">'</text:span></text:p>
        </text:list-item>
        <text:list-item>
          <text:p text:style-name="P22"><text:soft-page-break/><text:span text:style-name="T34">Next modify the /etc/fstab file for each Enstore server to contain the line:</text:span><text:span text:style-name="T16"><text:line-break/></text:span><text:span text:style-name="T8">www-ensrv1:/</text:span><text:span text:style-name="T7">edata</text:span><text:span text:style-name="T8"> <text:s text:c="2"/>/pnfs/</text:span><text:span text:style-name="T7">edata</text:span><text:span text:style-name="T8"> <text:s text:c="2"/>nfs sync,rsize=4096,wsize=4096,user,intr,bg,hard,rw,noac <text:s text:c="2"/>0 <text:s text:c="2"/>0<text:line-break/></text:span><text:span text:style-name="T34">The example is really one long line, but is broken into two for readability. <text:s/>If the contents of /etc/fstab are governed by a configuration management tool (like cfengine) then follow the procedure to update the system configuration. <text:s/>Otherwise, an rgang command similar to that in the preceding step will suffice.</text:span></text:p>
        </text:list-item>
        <text:list-item>
          <text:p text:style-name="P22"><text:span text:style-name="T35">Mount the new PNFS area on at least the PNFS node and the node configured to run the copy_ran_file cronjob.<text:line-break/># </text:span><text:span text:style-name="T36">mount /pnfs/</text:span><text:span text:style-name="T37">edata</text:span></text:p>
        </text:list-item>
        <text:list-item>
          <text:p text:style-name="P29"><text:span text:style-name="T36">Send an e-mail to the new group with the </text:span><text:span text:style-name="T18">/etc/fstab</text:span><text:span text:style-name="T36"> line they will need to add to their node's </text:span><text:span text:style-name="T18">/etc/fstab</text:span><text:span text:style-name="T36"> file.</text:span></text:p>
        </text:list-item>
      </text:list>
      <text:h text:style-name="Heading_20_2" text:outline-level="2">Giving Systems Access to PNFS</text:h>
      <text:h text:style-name="Heading_20_3" text:outline-level="3">Using pmount (1st method)</text:h>
      <text:p text:style-name="Text_20_body">First look to determine if the hostname or the IP address is already assigned.</text:p>
      <text:p text:style-name="Text_20_body">If it is then corrective actions will need to take place.</text:p>
      <text:p text:style-name="Command"># $PNFS_DIR/tools/pmount show hosts | egrep “&lt;hostname&gt;[|&lt;IP address&gt;]”</text:p>
      <text:p text:style-name="Text_20_body">Second, the mount point needs to be obtained. <text:s/>In the following output, the mount point is from the first column: /admin, /mist, etc.</text:p>
      <text:p text:style-name="Command"># $PNFS_DIR/tools/pmount show host &lt;hostname&gt;</text:p>
      <text:p text:style-name="Output"><text:s/>----------&lt;hostname&gt; ------------------</text:p>
      <text:p text:style-name="Output"><text:s/>/admin <text:s text:c="5"/>0 /0/root/fs/admin/etc</text:p>
      <text:p text:style-name="Output"><text:s/>/mist <text:s text:c="5"/>30 /0/root/fs/usr/mist</text:p>
      <text:p text:style-name="Output"><text:s/>/mist-volmap 30 /0/root/fs/usr/mist-volmap</text:p>
      <text:p text:style-name="Output"><text:s/>/fs <text:s text:c="8"/>0 /0/root/fs</text:p>
      <text:p text:style-name="Output"><text:s/>/flake <text:s text:c="4"/>30 /0/root/fs/usr/flake</text:p>
      <text:p text:style-name="Text_20_body">Next, the new hostname will be assigned. <text:s/>The &lt;hostname&gt; value is the hostname without any domain name included. <text:s/>The mount point </text:p>
      <text:p text:style-name="Command">$ pmount add &lt;hostname&gt; &lt;mountpoint&gt;</text:p>
      <text:h text:style-name="Heading_20_3" text:outline-level="3"><text:soft-page-break/>Using UNIX tools (2nd method)</text:h>
      <text:p text:style-name="Text_20_body">We assume that <text:span text:style-name="T2">/pnfs/fs</text:span> is mounted on the PNFS node for these steps. <text:s/>These commands should be run on the PNFS server node.</text:p>
      <text:p text:style-name="Text_20_body"/>
      <text:p text:style-name="Text_20_body">First look to determine if the hostname or the IP address is already assigned.</text:p>
      <text:p text:style-name="Text_20_body">If it is then corrective actions will need to take place.</text:p>
      <text:p text:style-name="Command"># cd /pnfs/fs/admin/etc/exports</text:p>
      <text:p text:style-name="Command"># ls -l | egrep “&lt;hostname&gt;[|&lt;IP address&gt;]”</text:p>
      <text:p text:style-name="Command"/>
      <text:p text:style-name="Text_20_body">Copy an existing file in this directory to a temporary file on local disk. <text:s/>It is recommended that it already have the mount point you are giving access to.</text:p>
      <text:p text:style-name="Text_20_body">Modify the now local copy of the file to just contain the mount points that the new node will be allowed to mount. <text:s/>When done just copy the temporary file to the filename of the IP address of the node gaining access to this PNFS mount point. <text:s/>In the example, the 131.225.333.444 exports file is used to create the exports file for 131.225.333.555.</text:p>
      <text:p text:style-name="Text_20_body"><draw:frame draw:style-name="fr1" draw:name="graphics4" text:anchor-type="as-char" svg:width="0.361in" svg:height="0.4028in" draw:z-index="0"><draw:image xlink:href="Pictures/2000000D00000B7900000C9C19604658.wmf" xlink:type="simple" xlink:show="embed" xlink:actuate="onLoad"/></draw:frame>You can not use <text:span text:style-name="T1">vi</text:span> on files in this PNFS directory . <text:s/>Its use of temporary files results in the file being corrupted.</text:p>
      <text:p text:style-name="Command"># cp 131.225.333.444 /tmp/131.225.333.555</text:p>
      <text:p text:style-name="Command"># vi /tmp/131.225.333.555</text:p>
      <text:p text:style-name="Command"># cp /tmp/131.225.333.555 131.225.333.555</text:p>
      <text:p text:style-name="Text_20_body">Now create the hostname symbolic link to the new file. <text:s/>The hostname must not contain the domain name.</text:p>
      <text:p text:style-name="Command"># ln -s 131.225.333.555 &lt;hostname&gt;</text:p>
      <text:h text:style-name="Heading_20_3" text:outline-level="3"><text:soft-page-break/>Trusted PNFS Nodes</text:h>
      <text:p text:style-name="Text_20_body">Trusted PNFS nodes are allowed to have user root manipulate all filesystem related metadata in <text:span text:style-name="T2">/pnfs/fs/usr/</text:span> style paths. <text:s/>All requests for trusted access should be confirmed before granting.</text:p>
      <text:p text:style-name="Text_20_body"/>
      <text:p text:style-name="Text_20_body">To Configure a machine to be trusted, an access file with the same name as the mounting nodes IP address needs to be created in the trusted directory.</text:p>
      <text:p text:style-name="Command"># cd /pnfs/fs/admin/etc/exports/trusted</text:p>
      <text:p text:style-name="Command"># echo 15 &gt; 131.225.222.333</text:p>
      <text:h text:style-name="Heading_20_2" text:outline-level="2"><text:soft-page-break/>Removing Invalid Directory Entries</text:h>
      <text:p text:style-name="Text_20_body">These files are those with a directory entry that points to an invalid/nonexistent inode. <text:s/>They can be found by doing (in bash):</text:p>
      <text:list xml:id="list495929538" text:style-name="L4">
        <text:list-item>
          <text:p text:style-name="P30">An <text:span text:style-name="T1">ls</text:span> of the specific file and getting "No such file or directory".</text:p>
        </text:list-item>
        <text:list-item>
          <text:p text:style-name="P30">An "<text:span text:style-name="T1">ls | grep</text:span> &lt;basename&gt;" and getting a file listing. </text:p>
        </text:list-item>
      </text:list>
      <text:p text:style-name="Text_20_body"/>
      <text:p text:style-name="Text_20_body">Reminder: <text:s/>You need to log onto the pnfs server, use the /pnfs/fs path</text:p>
      <text:p text:style-name="Text_20_body"><text:s text:c="11"/>and be user root for these commands to work.</text:p>
      <text:p text:style-name="Text_20_body"/>
      <text:p text:style-name="Text_20_body">Notes: Taking the file /pnfs/fs/usr/mydir/myfile; &lt;basename&gt; refers to </text:p>
      <text:p text:style-name="Text_20_body"><text:s text:c="7"/>myfile in the following examples and &lt;directory&gt; refers to</text:p>
      <text:p text:style-name="Text_20_body"><text:s text:c="7"/>/pnfs/fs/usr/mydir.</text:p>
      <text:p text:style-name="Text_20_body"/>
      <text:p text:style-name="Text_20_body">On occasion the NFS client will continue to cache that a file was there</text:p>
      <text:p text:style-name="Text_20_body">after it has been successfully removed from the database. <text:s/>Waiting a while</text:p>
      <text:p text:style-name="Text_20_body">for the cache to clear out is the simplest option. <text:s/>For the impatient</text:p>
      <text:p text:style-name="Text_20_body">you can force an unmount ("umount -f -l ..." on linux; the second switch is ell not one) and then remount the file to clear up the problem.</text:p>
      <text:h text:style-name="Heading_20_3" text:outline-level="3">To remove them (1st method):</text:h>
      <text:p text:style-name="P21">If pnfs was installed using UPS</text:p>
      <text:p text:style-name="P5"># setup pnfs</text:p>
      <text:p text:style-name="P21">or if installed from RPM</text:p>
      <text:p text:style-name="P6"># source /usr/etc/pnfsSetup</text:p>
      <text:p text:style-name="P6"/>
      <text:p text:style-name="P5"># cd &lt;directory&gt;</text:p>
      <text:p text:style-name="P5"># $pnfs/tools/scandir.sh | grep &lt;basname&gt;</text:p>
      <text:p text:style-name="Text_20_body"/>
      <text:p text:style-name="P7">Paste the results from scandir.sh as arguments to Sclient.</text:p>
      <text:p text:style-name="Text_20_body"/>
      <text:p text:style-name="P5"># Sclient &lt;line from scandir.sh output&gt;</text:p>
      <text:p text:style-name="Text_20_body"/>
      <text:p text:style-name="P4"><text:soft-page-break/>Answer yes to <text:span text:style-name="T1">Sclient</text:span> to execute the listed <text:span text:style-name="T3">sclient rmdirentrypos</text:span> command.</text:p>
      <text:h text:style-name="Heading_20_3" text:outline-level="3">To remove them (2nd method):</text:h>
      <text:p text:style-name="P9">If pnfs was installed using UPS</text:p>
      <text:p text:style-name="P5"># setup pnfs</text:p>
      <text:p text:style-name="P9">or if installed from RPM</text:p>
      <text:p text:style-name="P6"># source /usr/etc/pnfsSetup</text:p>
      <text:p text:style-name="P6"/>
      <text:p text:style-name="P10"># cd &lt;directory&gt;</text:p>
      <text:p text:style-name="P10"># $pnfs/tools/scandir.sh | grep &lt;basname&gt;</text:p>
      <text:p text:style-name="Text_20_body"/>
      <text:p text:style-name="P8">First output from scandir is the directory id, followed by the file id, then other output then the position.</text:p>
      <text:p text:style-name="Text_20_body"/>
      <text:p text:style-name="P10"># $pnfs/tools/sclient rmdirentrypos $shmkey \<text:line-break/>&lt;dirID&gt; <text:s/>&lt;rmID&gt; &lt;position&gt;</text:p>
      <text:h text:style-name="Heading_20_3" text:outline-level="3">To remove them (3rd method):</text:h>
      <text:p text:style-name="Text_20_body">Sometimes the positional way(s) does not work. <text:s/>Try this next where &lt;basename&gt; is the name of the 'broken' file.</text:p>
      <text:p text:style-name="Text_20_body"/>
      <text:p text:style-name="P9">If pnfs was installed using UPS</text:p>
      <text:p text:style-name="P5"># setup pnfs</text:p>
      <text:p text:style-name="P9">or if installed from RPM</text:p>
      <text:p text:style-name="P6"># source /usr/etc/pnfsSetup</text:p>
      <text:p text:style-name="P6"/>
      <text:p text:style-name="P10"># cd &lt;directory&gt;</text:p>
      <text:p text:style-name="P10"># $pnfs/tools/sclient rmdirentry $shmkey &lt;dirID&gt; \<text:line-break/>&lt;basename&gt;</text:p>
      <text:h text:style-name="Heading_20_2" text:outline-level="2">Restoring <text:alphabetical-index-mark-start text:id="IMark46912917696720"/>Tag<text:alphabetical-index-mark-end text:id="IMark46912917696720"/> Inheritance</text:h>
      <text:p text:style-name="Text_20_body"><text:soft-page-break/>By default a directory's tags point to the same tag in its parent directory. <text:s/>If directories are moved around and removed; it is entirely possible that a directory's tags point to the tags of a nonexistent directory. <text:s/>To fix this requires finding out the PNFSID of the matching current parent directory's tag. <text:s/>First a short example of how this can happen.</text:p>
      <text:p text:style-name="Text_20_body"/>
      <text:p text:style-name="P10">$ cd /pnfs/test/</text:p>
      <text:p text:style-name="P10">$ mkdir xyz<text:tab/><text:tab/>#make the first directory</text:p>
      <text:p text:style-name="P10">$ cd xyz</text:p>
      <text:p text:style-name="P10">$ mkdir abc<text:tab/><text:tab/>#make the second under the first</text:p>
      <text:p text:style-name="P10">$ mv abc ..<text:tab/><text:tab/>#move the second up a level</text:p>
      <text:p text:style-name="P10">$ cd ..</text:p>
      <text:p text:style-name="P10">$ rmdir xyz<text:tab/><text:tab/>#remove the first directory</text:p>
      <text:p text:style-name="P10">$ cd abc</text:p>
      <text:p text:style-name="P10">$ enstore pnfs --tags</text:p>
      <text:p text:style-name="Text_20_body">.<text:span text:style-name="T4">(tag)(library) : [Errno 2] No such file or directory: '/pnfs/test/abc/.(tag)(library)'</text:span></text:p>
      <text:p text:style-name="P11">.(tag)(storage_group) : [Errno 2] No such file or directory: '/pnfs/test/abc/.(tag)(storage_group)'</text:p>
      <text:p text:style-name="P11">.(tag)(file_family) : [Errno 2] No such file or directory: '/pnfs/test/abc/.(tag)(file_family)'</text:p>
      <text:p text:style-name="P11">.(tag)(file_family_width) : [Errno 2] No such file or directory: '/pnfs/test/abc/.(tag)(file_family_width)'</text:p>
      <text:p text:style-name="P11">.(tag)(file_family_wrapper) : [Errno 2] No such file or directory: '/pnfs/test/abc/.(tag)(file_family_wrapper)'</text:p>
      <text:p text:style-name="P11">ls: /pnfs/test/abc/.(tag)(library): No such file or directory</text:p>
      <text:p text:style-name="P11">ls: /pnfs/test/abc/.(tag)(storage_group): No such file or directory</text:p>
      <text:p text:style-name="P11">ls: /pnfs/test/abc/.(tag)(file_family): No such file or directory</text:p>
      <text:p text:style-name="P11">ls: /pnfs/test/abc/.(tag)(file_family_width): No such file or directory</text:p>
      <text:p text:style-name="P11">ls: /pnfs/test/abc/.(tag)(file_family_wrapper): No such file or directory</text:p>
      <text:p text:style-name="P17"/>
      <text:p text:style-name="P17">To restore the storage group tag inheritance we need to first find the PNFS ID of the /pnfs/test storage_group tag. <text:s/>To do this we need to obtain the PNFS ID of the current parent directory<text:note text:id="ftn2" text:note-class="footnote"><text:note-citation>2</text:note-citation><text:note-body><text:p text:style-name="Footnote">Any directory's tags could be used, but using the current parent directory makes the most sense.</text:p></text:note-body></text:note> then find its pointer to the PNFS ID of the first tag.</text:p>
      <text:p text:style-name="P17"/>
      <text:p text:style-name="P13">$ enstore pnfs --id /pnfs/fs/usr/test</text:p>
      <text:p text:style-name="P20">000100000000000000001060</text:p>
      <text:p text:style-name="P13">$ enstore pnfs --showid 000100000000000000001060</text:p>
      <text:p text:style-name="P20"><text:s/><text:span text:style-name="T2">------------------------------------------------------</text:span></text:p>
      <text:p text:style-name="P11"><text:s/>ID <text:s text:c="11"/>: 000100000000000000001060</text:p>
      <text:p text:style-name="P11"><text:s/>Type <text:s text:c="9"/>: --I--d-----</text:p>
      <text:p text:style-name="P11"><text:s/>next ID <text:s text:c="6"/>: 000000000000000000000000</text:p>
      <text:p text:style-name="P11"><text:s/>base ID <text:s text:c="6"/>: 000000000000000000000000</text:p>
      <text:p text:style-name="P11"><text:soft-page-break/><text:s/>parent ID <text:s text:c="4"/>: 000000000000000000001080</text:p>
      <text:p text:style-name="P11"><text:s/>creation time : Wed Oct 31 14:54:05 2001</text:p>
      <text:p text:style-name="P11"><text:s/>modif. time <text:s text:c="2"/>: Wed Mar 26 09:56:05 2008</text:p>
      <text:p text:style-name="P11"><text:s/>Type <text:s text:c="9"/>: Directory ( Inode )</text:p>
      <text:p text:style-name="P11"><text:s/>mst_dev <text:s text:c="7"/>: 1</text:p>
      <text:p text:style-name="P11"><text:s/>mst_ino <text:s text:c="7"/>: 16781408</text:p>
      <text:p text:style-name="P11"><text:s/>mst_mode <text:s text:c="6"/>: 40755</text:p>
      <text:p text:style-name="P11"><text:s/>mst_nlink <text:s text:c="5"/>: 1</text:p>
      <text:p text:style-name="P11"><text:s/>mst_uid <text:s text:c="7"/>: 9276</text:p>
      <text:p text:style-name="P11"><text:s/>mst_gid <text:s text:c="7"/>: 1530</text:p>
      <text:p text:style-name="P11"><text:s/>mst_rdev <text:s text:c="6"/>: 100</text:p>
      <text:p text:style-name="P11"><text:s/>mst_size <text:s text:c="6"/>: 512</text:p>
      <text:p text:style-name="P11"><text:s/>mst_atime <text:s text:c="5"/>: Wed Mar 26 09:56:05 2008</text:p>
      <text:p text:style-name="P11"><text:s/>mst_mtime <text:s text:c="5"/>: Wed Mar 26 09:56:05 2008</text:p>
      <text:p text:style-name="P11"><text:s/>mst_ctime <text:s text:c="5"/>: Wed Oct 31 14:54:05 2001</text:p>
      <text:p text:style-name="P11"><text:s/>mst_blksize <text:s text:c="3"/>: 512</text:p>
      <text:p text:style-name="P11"><text:s/>mst_blocks <text:s text:c="4"/>: 1</text:p>
      <text:p text:style-name="P11"><text:s/>Tag <text:s text:c="15"/>: 000100000000000000001080<text:tab/><text:span text:style-name="T19">The first tag pnfsid.</text:span></text:p>
      <text:p text:style-name="P11"><text:s/>Group <text:s text:c="13"/>: 0</text:p>
      <text:p text:style-name="P11"><text:s/>Entries <text:s text:c="11"/>: 31</text:p>
      <text:p text:style-name="P11"><text:s/>Hash Function <text:s text:c="5"/>: 0</text:p>
      <text:p text:style-name="P11"><text:s/>Hash Size <text:s text:c="9"/>: 128</text:p>
      <text:p text:style-name="P11"><text:s/>Hash EntriesPerRow : 77</text:p>
      <text:p text:style-name="P11"><text:s/>Hash Rows <text:s text:c="9"/>: 2</text:p>
      <text:p text:style-name="P11"><text:s/>000100000000000000001068 000100000000000000001070</text:p>
      <text:p text:style-name="P17">Next we need to look at the contents of this first tag PNFS ID. <text:s/>The “next ID” field contains the PNFS ID of the next tag in the list of tags for the directory. <text:s/>“base ID” gives the PNFS ID of the directory that this tag belongs to. <text:s/>The “Name” field gives the name of the Tag. <text:s/>Some output clipped for compactness.</text:p>
      <text:p text:style-name="P17"/>
      <text:p text:style-name="P13">$ enstore pnfs --showid 000100000000000000001080</text:p>
      <text:p text:style-name="P11"><text:s/>------------------------------------------------------</text:p>
      <text:p text:style-name="P11"><text:s/>ID <text:s text:c="11"/>: 000100000000000000001080</text:p>
      <text:p text:style-name="P11"><text:s/>Type <text:s text:c="9"/>: --I------t-</text:p>
      <text:p text:style-name="P11"><text:s/>next ID <text:s text:c="6"/>: 000100000000000000001088</text:p>
      <text:p text:style-name="P11"><text:s/>base ID <text:s text:c="6"/>: 000100000000000000001060</text:p>
      <text:p text:style-name="P11"><text:s/>parent ID <text:s text:c="4"/>: 000000000000000000000000</text:p>
      <text:p text:style-name="P11">...</text:p>
      <text:p text:style-name="P11"><text:s/>Type <text:s text:c="9"/>: Tag ( Inode )</text:p>
      <text:p text:style-name="P11"><text:s/>Name <text:s text:c="4"/>: library</text:p>
      <text:p text:style-name="P11">...</text:p>
      <text:p text:style-name="P17"/>
      <text:p text:style-name="P17">The first tag in the list is the library tag. <text:s/>We are looking for the storage group tag, so we need to take the “next ID” value and do the <text:span text:style-name="T1">enstore pnfs ‑‑showid</text:span><text:span text:style-name="T21"> command again.</text:span></text:p>
      <text:p text:style-name="P18"/>
      <text:p text:style-name="P14">$ enstore pnfs --showid 000100000000000000001088</text:p>
      <text:p text:style-name="P12"><text:s/>------------------------------------------------------</text:p>
      <text:p text:style-name="P12"><text:s/>ID <text:s text:c="11"/>: 000100000000000000001088</text:p>
      <text:p text:style-name="P12"><text:s/>Type <text:s text:c="9"/>: --I------t-</text:p>
      <text:p text:style-name="P12"><text:s/>next ID <text:s text:c="6"/>: 000100000000000000001090</text:p>
      <text:p text:style-name="P12"><text:s/>base ID <text:s text:c="6"/>: 000100000000000000001060</text:p>
      <text:p text:style-name="P12"><text:s/>parent ID <text:s text:c="4"/>: 000000000000000000000000</text:p>
      <text:p text:style-name="P12">...</text:p>
      <text:p text:style-name="P12"><text:soft-page-break/><text:s/>Type <text:s text:c="9"/>: Tag ( Inode )</text:p>
      <text:p text:style-name="P12"><text:s/>Name <text:s text:c="4"/>: storage_group</text:p>
      <text:p text:style-name="P12">...</text:p>
      <text:p text:style-name="P18"/>
      <text:p text:style-name="P18">Next repeat this steps to find the PNFS ID of the broken tag looking through the showid output from the broken directory and the “next ID” fields in the tags list until the correct one (storage_group for this example) is found.</text:p>
      <text:p text:style-name="P18"/>
      <text:p text:style-name="P14">$ enstore pnfs --id /pnfs/test/abc</text:p>
      <text:p text:style-name="P12">0001000000000000000852C0</text:p>
      <text:p text:style-name="P14">$ enstore pnfs --showid 0001000000000000000852C0</text:p>
      <text:p text:style-name="P12">...</text:p>
      <text:p text:style-name="P12"><text:s/>Tag <text:s text:c="15"/>: 0001000000000000000852D8</text:p>
      <text:p text:style-name="P12">...</text:p>
      <text:p text:style-name="P14">$ enstore pnfs --showid 0001000000000000000852D8</text:p>
      <text:p text:style-name="P12">...</text:p>
      <text:p text:style-name="P12"><text:s/>next ID <text:s text:c="6"/>: 0001000000000000000852E0</text:p>
      <text:p text:style-name="P12">...</text:p>
      <text:p text:style-name="P12"><text:s/>Name <text:s text:c="4"/>: library</text:p>
      <text:p text:style-name="P14">$ enstore pnfs --showid 0001000000000000000852E0</text:p>
      <text:p text:style-name="P12">...</text:p>
      <text:p text:style-name="P12"><text:s/>Name <text:s text:c="4"/>: storage_group</text:p>
      <text:p text:style-name="P12">...</text:p>
      <text:p text:style-name="P18"/>
      <text:p text:style-name="P18">Now the storage group tag has been found. <text:s/>We need to take these PNFS IDs and <text:s/>pass it to <text:span text:style-name="T1">sclient</text:span> to fix the tags. <text:s/>Running sclient without any options prints the help message.</text:p>
      <text:p text:style-name="P14"/>
      <text:p text:style-name="P14"># /opt/pnfs/tools/sclient</text:p>
      <text:p text:style-name="P12">...</text:p>
      <text:p text:style-name="P12"><text:s/>USAGE : /fnal/ups/prd/pnfs/v3_1_10-f2/tools/sclient chparent &lt;shmkey&gt; &lt;objectId&gt; &lt;parentId&gt;</text:p>
      <text:p text:style-name="P12">...</text:p>
      <text:p text:style-name="P18"/>
      <text:p text:style-name="P18">Now we can run this command. <text:s/>The &lt;shmkey&gt; should be 1122; look in the /usr/etc/pnfsSetup file for the shmkey line to be sure. <text:s/>Then we just need to pass the PNFS ID of the broken tag we want to fix followed by the tag we want it to inherit from.</text:p>
      <text:p text:style-name="P18"/>
      <text:p text:style-name="P14"># cd /pnfs/fs/usr/test/abc</text:p>
      <text:p text:style-name="P18"># <text:span text:style-name="T2">/opt/pnfs/tools/sclient chparent 1122 \<text:line-break/>0001000000000000000852E0 000100000000000000001088</text:span></text:p>
      <text:p text:style-name="P14"/>
      <text:p text:style-name="P18">We can see the effect with the <text:span text:style-name="T1">enstore pnfs ‑‑tags</text:span> command.</text:p>
      <text:p text:style-name="P14"><text:soft-page-break/></text:p>
      <text:p text:style-name="P14"># enstore pnfs --tags</text:p>
      <text:p text:style-name="P14">.<text:span text:style-name="T22">(tag)(library) : [Errno 2] No such file or directory: '/pnfs/fs/usr/test/abc/.(tag)(library)'</text:span></text:p>
      <text:p text:style-name="P15">.<text:span text:style-name="T1">(tag)(storage_group) = zee</text:span></text:p>
      <text:p text:style-name="P12">.(tag)(file_family) : [Errno 2] No such file or directory: '/pnfs/fs/usr/test/abc/.(tag)(file_family)'</text:p>
      <text:p text:style-name="P12">.(tag)(file_family_width) : [Errno 2] No such file or directory: '/pnfs/fs/usr/test/abc/.(tag)(file_family_width)'</text:p>
      <text:p text:style-name="P12">.(tag)(file_family_wrapper) : [Errno 2] No such file or directory: '/pnfs/fs/usr/test/abc/.(tag)(file_family_wrapper)'</text:p>
      <text:p text:style-name="P12">ls: /pnfs/fs/usr/test/abc/.(tag)(library): No such file or directory</text:p>
      <text:p text:style-name="P16">-rw-rw-r-- <text:s/>11 enstore enstore 3 Oct 31 <text:s/>2001 /pnfs/fs/usr/test/abc/.(tag)(storage_group)</text:p>
      <text:p text:style-name="P12">ls: /pnfs/fs/usr/test/abc/.(tag)(file_family): No such file or directory</text:p>
      <text:p text:style-name="P12">ls: /pnfs/fs/usr/test/abc/.(tag)(file_family_width): No such file or directory</text:p>
      <text:p text:style-name="P12">ls: /pnfs/fs/usr/test/abc/.(tag)(file_family_wrapper): No such file or directory</text:p>
      <text:p text:style-name="P12"/>
      <text:p text:style-name="P18">Repeat this procedure with the remaining broken tags.</text:p>
      <text:h text:style-name="Heading_20_2" text:outline-level="2">Fixing Broken <text:alphabetical-index-mark-start text:id="IMark46912922555544"/>Tags<text:alphabetical-index-mark-end text:id="IMark46912922555544"/></text:h>
      <text:p text:style-name="Text_20_body">A tag becomes invalid when there is no 'local' tag value and the parent tag it references does not exist. <text:s/>Sometimes it is necessary to forcibly rewrite the local portion of the tag to clear the 'invalid' status. <text:s/>The “0 0 10” are 'magic values' from the PNFS developers<text:note text:id="ftn3" text:note-class="footnote"><text:note-citation>3</text:note-citation><text:note-body><text:p text:style-name="Footnote">Patrick Fuhrmann</text:p></text:note-body></text:note> that are the level, offset and size, respectively.</text:p>
      <text:p text:style-name="Text_20_body"/>
      <text:p text:style-name="P10"># source /usr/ec/pnfsSetup</text:p>
      <text:p text:style-name="P10"># $pnfs/tools/sclient writedata $shmkey \</text:p>
      <text:p text:style-name="P10"><text:s text:c="2"/>&lt;tag pnfs id&gt; 0 0 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Courier2" svg:font-family="Courier" style:font-family-generic="modern" style:font-pitch="fixed"/>
    <style:font-face style:name="Courier" svg:font-family="Courier" style:font-adornments="Bold" style:font-family-generic="modern" style:font-pitch="fixed"/>
    <style:font-face style:name="Courier1" svg:font-family="Courier" style:font-adornments="Regular"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DejaVu LGC Sans" style:font-size-asian="12pt" style:language-asian="en" style:country-asian="US" style:font-name-complex="DejaVu LGC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left="1in" fo:margin-right="0in" fo:margin-top="0in" fo:margin-bottom="0in" fo:text-indent="0in" style:auto-text-indent="false" style:page-number="auto" style:shadow="none" fo:keep-with-next="always">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LGC Sans" style:font-size-asian="14pt" style:font-name-complex="DejaVu LGC Sans" style:font-size-complex="14pt"/>
    </style:style>
    <style:style style:name="Heading_20_1" style:display-name="Heading 1" style:family="paragraph" style:parent-style-name="Heading" style:next-style-name="Text_20_body" style:default-outline-level="1" style:class="text" style:master-page-name="Right_20_Page">
      <style:paragraph-properties style:page-number="auto" fo:break-before="auto" fo:break-after="auto">
        <style:tab-stops/>
      </style:paragraph-properties>
      <style:text-properties fo:font-size="158%"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padding="0in" fo:border-left="none" fo:border-right="none" fo:border-top="none" fo:border-bottom="0.0138in solid #000000" style:shadow="none">
        <style:tab-stops/>
      </style:paragraph-properties>
      <style:text-properties fo:font-size="20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Command" style:family="paragraph" style:parent-style-name="Text" style:auto-update="true" style:class="text">
      <style:text-properties style:font-name="Courier" fo:font-size="10pt" fo:font-style="normal" fo:font-weight="bold" style:font-weight-asian="normal" style:font-weight-complex="normal"/>
    </style:style>
    <style:style style:name="Output" style:family="paragraph" style:parent-style-name="Text" style:auto-update="true" style:class="text">
      <style:paragraph-properties fo:margin-top="0in" fo:margin-bottom="0in"/>
      <style:text-properties style:font-name="Courier1" fo:font-size="8pt" fo:font-style="normal" fo:font-weight="normal" style:font-weight-asian="normal" style:font-weight-complex="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Chapter " style:num-suffix=": " style:num-format="1">
        <style:list-level-properties text:min-label-distance="0.15in"/>
      </text:outline-level-style>
      <text:outline-level-style text:level="2" text:style-name="Numbering_20_Symbols" style:num-format="1" text:display-levels="2">
        <style:list-level-properties text:min-label-distance="0.15in"/>
      </text:outline-level-style>
      <text:outline-level-style text:level="3" text:style-name="Numbering_20_Symbols"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left_5f_page_5f_footer" style:display-name="left_page_footer" style:family="table">
      <style:table-properties style:width="6.2521in" fo:margin-left="0in" fo:margin-right="-0.0021in" table:align="margins"/>
    </style:style>
    <style:style style:name="left_5f_page_5f_footer.A" style:display-name="left_page_footer.A" style:family="table-column">
      <style:table-column-properties style:column-width="0.3757in" style:rel-column-width="3936*"/>
    </style:style>
    <style:style style:name="left_5f_page_5f_footer.B" style:display-name="left_page_footer.B" style:family="table-column">
      <style:table-column-properties style:column-width="5.8764in" style:rel-column-width="61599*"/>
    </style:style>
    <style:style style:name="left_5f_page_5f_footer.A1" style:display-name="left_page_footer.A1" style:family="table-cell">
      <style:table-cell-properties fo:padding="0.0382in" fo:border-left="none" fo:border-right="none" fo:border-top="0.0139in solid #000000" fo:border-bottom="none"/>
    </style:style>
    <style:style style:name="right_5f_page_5f_footer" style:display-name="right_page_footer" style:family="table">
      <style:table-properties style:width="6.2396in" fo:margin-left="0in" fo:margin-right="0.0104in" table:align="margins"/>
    </style:style>
    <style:style style:name="right_5f_page_5f_footer.A" style:display-name="right_page_footer.A" style:family="table-column">
      <style:table-column-properties style:column-width="5.8132in" style:rel-column-width="61056*"/>
    </style:style>
    <style:style style:name="right_5f_page_5f_footer.B" style:display-name="right_page_footer.B" style:family="table-column">
      <style:table-column-properties style:column-width="0.4264in" style:rel-column-width="4479*"/>
    </style:style>
    <style:style style:name="right_5f_page_5f_footer.A1" style:display-name="right_page_footer.A1" style:family="table-cell">
      <style:table-cell-properties fo:padding="0.0382in" fo:border-left="none" fo:border-right="none" fo:border-top="0.0139in solid #000000" fo:border-bottom="none"/>
    </style:style>
    <style:style style:name="MP1" style:family="paragraph" style:parent-style-name="Table_20_Contents">
      <style:paragraph-properties fo:text-align="start" style:justify-single-word="false" fo:padding="0in" fo:border="none" style:shadow="none"/>
    </style:style>
    <style:style style:name="MP2" style:family="paragraph" style:parent-style-name="Table_20_Contents">
      <style:paragraph-properties fo:text-align="center" style:justify-single-word="false" fo:padding="0in" fo:border="none" style:shadow="none"/>
    </style:style>
    <style:style style:name="MP3" style:family="paragraph" style:parent-style-name="Footer">
      <style:paragraph-properties fo:text-align="start"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usage="mirrored">
      <style:page-layout-properties fo:page-width="8.5in" fo:page-height="11in" style:num-format="1" style:print-orientation="portrait" fo:margin-top="0.7874in" fo:margin-bottom="0.7874in" fo:margin-left="1.25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3" style:page-usage="mirrored">
      <style:page-layout-properties fo:page-width="8.5in" fo:page-height="11in" style:num-format="1" style:print-orientation="portrait" fo:margin-top="0.7874in" fo:margin-bottom="0.7874in" fo:margin-left="1.25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style:master-page style:name="Left_20_Page" style:display-name="Left Page" style:page-layout-name="Mpm2" style:next-style-name="Right_20_Page">
      <style:footer>
        <table:table table:name="left_page_footer" table:style-name="left_5f_page_5f_footer">
          <table:table-column table:style-name="left_5f_page_5f_footer.A"/>
          <table:table-column table:style-name="left_5f_page_5f_footer.B"/>
          <table:table-row>
            <table:table-cell table:style-name="left_5f_page_5f_footer.A1" office:value-type="string">
              <text:p text:style-name="MP1"><text:page-number text:select-page="current">13</text:page-number></text:p>
            </table:table-cell>
            <table:table-cell table:style-name="left_5f_page_5f_footer.A1" office:value-type="string">
              <text:p text:style-name="MP2"><text:chapter text:display="name" text:outline-level="1">PNFS Maintenance</text:chapter></text:p>
            </table:table-cell>
          </table:table-row>
        </table:table>
        <text:p text:style-name="MP3"/>
      </style:footer>
    </style:master-page>
    <style:master-page style:name="Right_20_Page" style:display-name="Right Page" style:page-layout-name="Mpm3" style:next-style-name="Left_20_Page">
      <style:footer>
        <table:table table:name="right_page_footer" table:style-name="right_5f_page_5f_footer">
          <table:table-column table:style-name="right_5f_page_5f_footer.A"/>
          <table:table-column table:style-name="right_5f_page_5f_footer.B"/>
          <table:table-row>
            <table:table-cell table:style-name="right_5f_page_5f_footer.A1" office:value-type="string">
              <text:p text:style-name="MP2"><text:chapter text:display="name" text:outline-level="1">PNFS Maintenance</text:chapter></text:p>
            </table:table-cell>
            <table:table-cell table:style-name="right_5f_page_5f_footer.A1" office:value-type="string">
              <text:p text:style-name="Table_20_Contents"><text:page-number text:select-page="current">13</text:page-number></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8-01-25T09:27:45</meta:creation-date>
    <dc:date>2011-04-07T16:39:07</dc:date>
    <meta:editing-cycles>110</meta:editing-cycles>
    <meta:editing-duration>PT09H41M28S</meta:editing-duration>
    <meta:document-statistic meta:table-count="2" meta:image-count="1" meta:object-count="0" meta:page-count="13" meta:paragraph-count="234" meta:word-count="2834" meta:character-count="18316"/>
    <meta:user-defined meta:name="Info 1"/>
    <meta:user-defined meta:name="Info 2"/>
    <meta:user-defined meta:name="Info 3"/>
    <meta:user-defined meta:name="Info 4"/>
  </office:meta>
</office:document-meta>
</file>